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график" style:family="table">
      <style:table-properties style:width="17cm" table:align="margins"/>
    </style:style>
    <style:style style:name="график.A" style:family="table-column">
      <style:table-column-properties style:column-width="4.249cm" style:rel-column-width="16383*"/>
    </style:style>
    <style:style style:name="график.D" style:family="table-column">
      <style:table-column-properties style:column-width="4.251cm" style:rel-column-width="16386*"/>
    </style:style>
    <style:style style:name="график.A1" style:family="table-cell">
      <style:table-cell-properties fo:padding="0.097cm" fo:border-left="0.002cm solid #000000" fo:border-right="none" fo:border-top="0.002cm solid #000000" fo:border-bottom="0.002cm solid #000000"/>
    </style:style>
    <style:style style:name="график.D1" style:family="table-cell">
      <style:table-cell-properties fo:padding="0.097cm" fo:border="0.002cm solid #000000"/>
    </style:style>
    <style:style style:name="график.A2" style:family="table-cell">
      <style:table-cell-properties fo:padding="0.097cm" fo:border-left="0.002cm solid #000000" fo:border-right="none" fo:border-top="none" fo:border-bottom="0.002cm solid #000000"/>
    </style:style>
    <style:style style:name="график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0pt" style:text-underline-style="none" style:font-name-complex="Times New Roman"/>
    </style:style>
    <style:style style:name="P2" style:family="paragraph" style:parent-style-name="Standard">
      <style:text-properties style:font-name="Times New Roman" fo:font-size="10pt" style:text-underline-style="none" fo:font-weight="bold" style:font-weight-asian="bold" style:font-name-complex="Times New Roman" style:font-weight-complex="bold"/>
    </style:style>
    <style:style style:name="P3" style:family="paragraph" style:parent-style-name="Standard">
      <style:text-properties fo:font-size="10pt"/>
    </style:style>
    <style:style style:name="P4" style:family="paragraph" style:parent-style-name="Standard">
      <style:paragraph-properties fo:text-align="justify" style:justify-single-word="false"/>
      <style:text-properties fo:font-size="10pt"/>
    </style:style>
    <style:style style:name="P5" style:family="paragraph" style:parent-style-name="Standard">
      <style:paragraph-properties fo:text-align="justify" style:justify-single-word="false"/>
      <style:text-properties fo:font-size="10pt" style:text-underline-style="none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style:font-name-complex="Times New Roman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0pt" style:font-name-complex="Times New Roman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style:font-name-complex="Times New Roman"/>
    </style:style>
    <style:style style:name="P11" style:family="paragraph" style:parent-style-name="Heading_20_1" style:list-style-name="Numbering_20_1">
      <style:text-properties style:font-name="Times New Roman" fo:font-size="10pt" style:text-underline-style="none" style:font-name-complex="Times New Roman"/>
    </style:style>
    <style:style style:name="P12" style:family="paragraph" style:parent-style-name="Standard" style:list-style-name="Numbering_20_1">
      <style:paragraph-properties fo:text-align="justify" style:justify-single-word="false"/>
      <style:text-properties fo:font-size="10pt"/>
    </style:style>
    <style:style style:name="P13" style:family="paragraph" style:parent-style-name="Standard" style:list-style-name="Numbering_20_1">
      <style:paragraph-properties fo:text-align="justify" style:justify-single-word="false"/>
      <style:text-properties style:font-name="Times New Roman" fo:font-size="10pt" style:text-underline-style="none" style:font-name-complex="Times New Roman"/>
    </style:style>
    <style:style style:name="P14" style:family="paragraph" style:parent-style-name="Standard" style:list-style-name="Numbering_20_1">
      <style:paragraph-properties fo:text-align="center" style:justify-single-word="false"/>
      <style:text-properties style:font-name="Times New Roman" fo:font-size="10pt" style:text-underline-style="none" fo:font-weight="bold" style:font-size-asian="14pt" style:font-weight-asian="bold" style:font-name-complex="Times New Roman" style:font-size-complex="14pt" style:font-weight-complex="bold"/>
    </style:style>
    <style:style style:name="P15" style:family="paragraph" style:parent-style-name="Standard" style:list-style-name="Numbering_20_1">
      <style:paragraph-properties fo:text-align="justify" style:justify-single-word="false"/>
      <style:text-properties style:font-name="Times New Roman" fo:font-size="10pt" style:font-name-complex="Times New Roman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background-color="transparent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style:text-underline-style="none" style:font-name-complex="Times New Roman"/>
    </style:style>
    <style:style style:name="T5" style:family="text">
      <style:text-properties style:font-name="Times New Roman" style:text-underline-style="none" fo:font-weight="bold" style:font-weight-asian="bold" style:font-name-complex="Times New Roman" style:font-weight-complex="bold"/>
    </style:style>
    <style:style style:name="T6" style:family="text">
      <style:text-properties style:font-name="Times New Roman" fo:font-weight="bold" style:font-weight-asian="bold" style:font-name-complex="Times New Roman"/>
    </style:style>
    <style:style style:name="T7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igned" text:name="signed"/>
        <text:user-field-decl office:value-type="string" office:string-value="zaimodav" text:name="zaimodav"/>
        <text:user-field-decl office:value-type="string" office:string-value="zaemschiki" text:name="zaemschiki"/>
        <text:user-field-decl office:value-type="string" office:string-value="zChis" text:name="zChis"/>
        <text:user-field-decl office:value-type="string" office:string-value="zChisDP" text:name="zChisDP"/>
        <text:user-field-decl office:value-type="string" office:string-value="sum" text:name="sum"/>
        <text:user-field-decl office:value-type="string" office:string-value="zChisTP" text:name="zChisTP"/>
        <text:user-field-decl office:value-type="string" office:string-value="plan_end_date" text:name="plan_end_date"/>
        <text:user-field-decl office:value-type="string" office:string-value="zChisSpjazh" text:name="zChisSpjazh"/>
        <text:user-field-decl office:value-type="string" office:string-value="proc" text:name="proc"/>
        <text:user-field-decl office:value-type="string" office:string-value="zChisIsMnozh" text:name="zChisIsMnozh"/>
        <text:user-field-decl office:value-type="string" office:string-value="zaemschiki_podp" text:name="zaemschiki_podp"/>
        <text:user-field-decl office:value-type="string" office:string-value="proc_sum" text:name="proc_sum"/>
        <text:user-field-decl office:value-type="string" office:string-value="pl_sum" text:name="pl_sum"/>
        <text:user-field-decl office:value-type="string" office:string-value="dop_podp" text:name="dop_podp"/>
        <text:user-field-decl office:value-type="string" office:string-value="pr_proc" text:name="pr_proc"/>
        <text:user-field-decl office:value-type="string" office:string-value="zChisPril" text:name="zChisPril"/>
        <text:user-field-decl office:value-type="string" office:string-value="zDavChisPril" text:name="zDavChisPril"/>
      </text:user-field-decls>
      <text:p text:style-name="P6">Договор займа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3">г. Киров</text:p>
          </table:table-cell>
          <table:table-cell office:value-type="string">
            <text:p text:style-name="P7"><text:user-field-get text:name="signed">signed</text:user-field-get></text:p>
          </table:table-cell>
        </table:table-row>
      </table:table>
      <text:p text:style-name="P3"/>
      <text:p text:style-name="P4"><text:span text:style-name="T1"><text:user-field-get text:name="zaimodav">zaimodav</text:user-field-get></text:span><text:span text:style-name="T1">, именуем</text:span><text:span text:style-name="T1"><text:user-field-get text:name="zDavChisPril">zDavChisPril</text:user-field-get></text:span><text:span text:style-name="T1"> в дальнейшем «Займодавец», с одной стороны, и</text:span></text:p>
      <text:p text:style-name="P5"><text:s/><text:user-field-get text:name="zaemschiki">zaemschiki</text:user-field-get></text:p>
      <text:p text:style-name="P4"><text:span text:style-name="T1">именуем</text:span><text:span text:style-name="T2"><text:user-field-get text:name="zChisPril">zChisPril</text:user-field-get></text:span><text:span text:style-name="T1"> в дальнейшем «Заемщик</text:span><text:span text:style-name="T1"><text:user-field-get text:name="zChis">zChis</text:user-field-get></text:span><text:span text:style-name="T1">», </text:span><text:span text:style-name="T4">с другой стороны, вместе именуемые "Стороны", а индивидуально – "Сторона", заключили настоящий</text:span><text:bookmark text:name="33B48A22-3F4E-4DF2-88B8-D78410526334"/><text:span text:style-name="T4"> Договор займа (далее по тексту – "Договор") о нижеследующем:</text:span></text:p>
      <text:list xml:id="list42672156" text:style-name="Numbering_20_1">
        <text:list-item>
          <text:h text:style-name="P11" text:outline-level="1">Предмет договора</text:h>
          <text:list>
            <text:list-item>
              <text:p text:style-name="P12"><text:span text:style-name="T4">"</text:span><text:bookmark text:name="E30F7730-F6F8-461D-A33F-D34DFD214896"/><text:span text:style-name="T4">Займодавец" передает на условиях "Договора" "</text:span><text:bookmark text:name="0AA3A8A5-C2AB-4240-9D13-B9384DB11802"/><text:span text:style-name="T4">Заемщик</text:span><text:span text:style-name="T4"><text:user-field-get text:name="zChisDP">zChisDP</text:user-field-get></text:span><text:span text:style-name="T4">" денежные средства в размере </text:span><text:span text:style-name="T5"><text:user-field-get text:name="sum">sum</text:user-field-get></text:span><text:span text:style-name="T4"> рублей (далее по тексту – "</text:span><text:bookmark text:name="A7726AF0-7A89-40EE-A79E-CAE8508EDFE4"/><text:span text:style-name="T4">Сумма займа"), а "</text:span><text:bookmark text:name="20A13C11-F285-43AA-AA62-4128B4C2B9D3"/><text:span text:style-name="T4">Заемщик</text:span><text:span text:style-name="T4"><text:user-field-get text:name="zChis">zChis</text:user-field-get></text:span><text:span text:style-name="T4">" обязу</text:span><text:span text:style-name="T4"><text:user-field-get text:name="zChisSpjazh">zChisSpjazh</text:user-field-get></text:span><text:span text:style-name="T4">тся возвратить "</text:span><text:bookmark text:name="12DFA771-41F8-4CB4-A049-C2C49D258BE0"/><text:span text:style-name="T4">Займодавцу" "</text:span><text:bookmark text:name="AF78D3C4-260C-4CF8-890F-370FE83B27C8"/><text:span text:style-name="T4">Сумму займа" и проценты за пользование "</text:span><text:bookmark text:name="AE6C2253-5EC0-4389-8277-B1770E389C6E"/><text:span text:style-name="T4">Суммой займа" в срок, предусмотренный п. 3.2 настоящего договора.</text:span></text:p>
            </text:list-item>
          </text:list>
        </text:list-item>
        <text:list-item>
          <text:h text:style-name="P11" text:outline-level="1">Срок действия договора</text:h>
          <text:list>
            <text:list-item>
              <text:p text:style-name="P12"><text:span text:style-name="T4">"Договор" вступает в силу с даты, указанной в п. 3.1, то есть момента получения «Заемщик</text:span><text:span text:style-name="T4"><text:user-field-get text:name="zChisTP">zChisTP</text:user-field-get></text:span><text:span text:style-name="T4">» от «Займодавца» «Суммы займа» — и действует до момента возврата "</text:span><text:bookmark text:name="4A222C6F-ED06-4591-9FDB-44CFAD81BBA61"/><text:span text:style-name="T4">Заемщик</text:span><text:span text:style-name="T4"><text:user-field-get text:name="zChisTP">zChisTP</text:user-field-get></text:span><text:span text:style-name="T4">" всей "Суммы займа" и процентов, установленных п. 4.1 настоящего договора, "</text:span><text:bookmark text:name="12DFA771-41F8-4CB4-A049-C2C49D258BE01"/><text:span text:style-name="T4">Займодавцу".</text:span></text:p>
            </text:list-item>
          </text:list>
        </text:list-item>
        <text:list-item>
          <text:h text:style-name="P11" text:outline-level="1">Права и обязанности сторон</text:h>
          <text:list>
            <text:list-item>
              <text:p text:style-name="P12"><text:span text:style-name="T4">"</text:span><text:bookmark text:name="57704B89-9C13-4DBF-874E-39410CA9A2E1"/><text:span text:style-name="T4">Займодавец" обязуется передать "</text:span><text:bookmark text:name="6321027B-9465-4DC6-A949-EF94960F21FB"/><text:span text:style-name="T4">Сумму займа" единовременно </text:span><text:span text:style-name="T5"><text:user-field-get text:name="signed">signed</text:user-field-get></text:span><text:span text:style-name="T4">.</text:span></text:p>
            </text:list-item>
            <text:list-item>
              <text:p text:style-name="P12"><text:span text:style-name="T4">"</text:span><text:bookmark text:name="FE15A973-FBE0-48EF-B242-E7F5E280DC9D"/><text:span text:style-name="T4">Заемщик</text:span><text:span text:style-name="T4"><text:user-field-get text:name="zChis">zChis</text:user-field-get></text:span><text:span text:style-name="T4">" обязу</text:span><text:span text:style-name="T4"><text:user-field-get text:name="zChisSpjazh">zChisSpjazh</text:user-field-get></text:span><text:span text:style-name="T4">тся осуществить возврат "</text:span><text:bookmark text:name="3EA87DE2-F028-4E5E-B945-1E8578CA83E6"/><text:span text:style-name="T4">Суммы займа" "</text:span><text:bookmark text:name="2032A336-A20B-4ED4-A4A2-A11FEBE17716"/><text:span text:style-name="T4">Займодавцу" до </text:span><text:span text:style-name="T5"><text:user-field-get text:name="plan_end_date">plan_end_date</text:user-field-get></text:span><text:span text:style-name="T4">. Конкретные сроки возврата займа определяются "Графиком возврата займа" (Приложение к "Договору"), являющимся неотъемлемой частью "Договора".</text:span></text:p>
            </text:list-item>
            <text:list-item>
              <text:p text:style-name="P12"><text:span text:style-name="T4">"Заемщик</text:span><text:span text:style-name="T4"><text:user-field-get text:name="zChis">zChis</text:user-field-get></text:span><text:span text:style-name="T4">" име</text:span><text:span text:style-name="T4"><text:user-field-get text:name="zChisSpjazh">zChisSpjazh</text:user-field-get></text:span><text:span text:style-name="T4">т право возвратить "</text:span><text:bookmark text:name="6321027B-9465-4DC6-A949-EF94960F21FB1"/><text:span text:style-name="T4">Сумму займа" и проценты досрочно. В этом случае проценты уплачиваются за время фактического пользования <text:s/>денежными средствами.</text:span></text:p>
            </text:list-item>
          </text:list>
        </text:list-item>
        <text:list-item>
          <text:h text:style-name="P11" text:outline-level="1">Порядок расчета и уплаты процентов</text:h>
          <text:list>
            <text:list-item>
              <text:p text:style-name="P12"><text:span text:style-name="T4">За пользование "</text:span><text:bookmark text:name="D754C351-8AA4-45EE-9CA7-8E05DB15D74A"/><text:span text:style-name="T4">Суммой займа" "</text:span><text:bookmark text:name="B246851B-82DB-40EC-B152-8546D7988765"/><text:span text:style-name="T4">Заемщик</text:span><text:span text:style-name="T4"><text:user-field-get text:name="zChis">zChis</text:user-field-get></text:span><text:span text:style-name="T4">" выплачива</text:span><text:span text:style-name="T4"><text:user-field-get text:name="zChisSpjazh">zChisSpjazh</text:user-field-get></text:span><text:span text:style-name="T4">т "</text:span><text:bookmark text:name="8D0E8C59-BE0A-4101-B0CC-8A30D9F84742"/><text:span text:style-name="T4">Займодавцу" проценты в размере</text:span><text:bookmark text:name="9E601103-5E7F-4AA6-892A-125988E339C4"/><text:span text:style-name="T4"> </text:span><text:span text:style-name="T4"><text:user-field-get text:name="proc">proc</text:user-field-get></text:span><text:span text:style-name="T4">. Расчет срока по начислению процентов за пользование "</text:span><text:bookmark text:name="4D1A7371-8A4D-4EE6-BECC-2369C43C93D8"/><text:span text:style-name="T4">Суммой займа" начинается с даты предоставления "</text:span><text:bookmark text:name="34443AB7-6E62-4045-A51F-882A0AA8C0CA"/><text:span text:style-name="T4">Суммы займа" "</text:span><text:bookmark text:name="44D555CA-7E26-4507-B25E-FD3C958963EE"/><text:span text:style-name="T4">Заемщик</text:span><text:span text:style-name="T4"><text:user-field-get text:name="zChisDP">zChisDP</text:user-field-get></text:span><text:span text:style-name="T4">" и заканчивается датой возврата "</text:span><text:bookmark text:name="1E17291E-700B-4CFB-B26D-1E51B73F8092"/><text:span text:style-name="T4">Суммы займа" "</text:span><text:bookmark text:name="A9D3F335-0EC5-4D78-89B0-1AD619687A54"/><text:span text:style-name="T4">Займодавцу" в соответствии с условиями "Договора".</text:span></text:p>
            </text:list-item>
          </text:list>
        </text:list-item>
        <text:list-item>
          <text:h text:style-name="P11" text:outline-level="1">Ответственность сторон</text:h>
          <text:list>
            <text:list-item>
              <text:p text:style-name="P13">"Стороны" несут ответственность за неисполнение или ненадлежащее исполнение своих обязательств по "Договору" в соответствии с "Договором" и законодательством России.</text:p>
            </text:list-item>
            <text:list-item>
              <text:p text:style-name="P13">Пеня начисляется за период со дня, следующего за днем уплаты по графику до момента уплаты. Сумма пени определяется из расчета <text:user-field-get text:name="pr_proc">pr_proc</text:user-field-get> от размера не исполненного в срок платежа по графику либо суммы долга, оставшейся в результате исполнения платежа ненадлежащим образом.</text:p>
            </text:list-item>
          </text:list>
        </text:list-item>
        <text:list-item>
          <text:h text:style-name="P11" text:outline-level="1">Основания и порядок расторжения договора</text:h>
          <text:list>
            <text:list-item>
              <text:p text:style-name="P13">"Договор" может быть расторгнут по соглашению "Сторон", а также в одностороннем порядке по письменному требованию одной из "Сторон" по основаниям, предусмотренным "Договором" и законодательством.</text:p>
            </text:list-item>
            <text:list-item>
              <text:p text:style-name="P12"><text:span text:style-name="T4">"</text:span><text:bookmark text:name="8838DCAD-C838-4FB4-B725-638C1207205B"/><text:span text:style-name="T4">Займодавец" вправе расторгнуть "Договор" в одностороннем порядке в случае нарушения "</text:span><text:bookmark text:name="AB517F07-9C75-4965-900A-47F9FE1A6AF2"/><text:span text:style-name="T4">Заемщик</text:span><text:span text:style-name="T4"><text:user-field-get text:name="zChisTP">zChisTP</text:user-field-get></text:span><text:span text:style-name="T4">" обязанностей, предусмотренных п. 3.2. "Договора" три и более раз, а также в случае просрочки платежа на 2 месяца и более. В этом случае "</text:span><text:bookmark text:name="6898E6B0-6F60-4271-AC42-AA0D5271D097"/><text:span text:style-name="T4">Займодавец" вправе требовать незамедлительного возврата "</text:span><text:bookmark text:name="3CE7FFBF-FD1F-43F9-AC74-DA550A2AE405"/><text:span text:style-name="T4">Суммы займа", переданной "</text:span><text:bookmark text:name="D4B2CA2D-50B2-44AD-965E-091E606B37FB"/><text:span text:style-name="T4">Заемщик</text:span><text:span text:style-name="T4"><text:user-field-get text:name="zChisDP">zChisDP</text:user-field-get></text:span><text:span text:style-name="T4">" по "Договору", процентов за ее использование и пеней "</text:span><text:bookmark text:name="18BF7D6D-7A3E-4D17-BA1D-AB8F7A0A444E"/><text:span text:style-name="T4">Заемщик</text:span><text:span text:style-name="T4"><text:user-field-get text:name="zChisTP">zChisTP</text:user-field-get></text:span><text:span text:style-name="T4">".</text:span></text:p>
            </text:list-item>
          </text:list>
        </text:list-item>
        <text:list-item>
          <text:h text:style-name="P11" text:outline-level="1">Прочие условия</text:h>
          <text:list>
            <text:list-item>
              <text:p text:style-name="P13">Данный договор является договором со множественностью лиц на стороне заемщика. "Заемщики" несут солидарную ответственность перед "Займодавцем".<text:user-field-get text:name="zChisIsMnozh">zChisIsMnozh</text:user-field-get></text:p>
            </text:list-item>
            <text:list-item>
              <text:p text:style-name="P15">Любые изменения и дополнения настоящего договора будут совершаться в письменной форме по взаимному согласию сторон. <text:s/></text:p>
            </text:list-item>
            <text:list-item>
              <text:p text:style-name="P12"><text:span text:style-name="T3">Спорные вопросы, возникающие по существу настоящего договора в ходе его исполнения</text:span><text:span text:style-name="T6">, </text:span><text:span text:style-name="T3">передаются на рассмотрение в суд.</text:span></text:p>
            </text:list-item>
            <text:list-item>
              <text:p text:style-name="P13">Договор составлен в двух экземплярах, имеющих равную юридическую силу, по одному для обеих "Сторон".</text:p>
            </text:list-item>
          </text:list>
        </text:list-item>
        <text:list-item>
          <text:h text:style-name="P11" text:outline-level="1"><text:soft-page-break/>Адреса и реквизиты сторон</text:h>
        </text:list-item>
      </text:list>
      <text:p text:style-name="P2">Займодавец:</text:p>
      <text:p text:style-name="P1"><text:user-field-get text:name="zaimodav">zaimodav</text:user-field-get></text:p>
      <text:p text:style-name="P1">___________________/________________/</text:p>
      <text:p text:style-name="P1"/>
      <text:p text:style-name="P2">Заемщик<text:user-field-get text:name="zChis">zChis</text:user-field-get>:</text:p>
      <text:p text:style-name="P1"><text:user-field-get text:name="zaemschiki_podp">zaemschiki_podp</text:user-field-get></text:p>
      <text:p text:style-name="P1"/>
      <text:list xml:id="list42685960" text:continue-numbering="true" text:style-name="Numbering_20_1">
        <text:list-item>
          <text:list>
            <text:list-header>
              <text:p text:style-name="P14"/>
              <text:p text:style-name="P14">Приложение — "График возврата займа"</text:p>
            </text:list-header>
          </text:list>
        </text:list-item>
      </text:list>
      <text:p text:style-name="P1"/>
      <table:table table:name="график" table:style-name="график">
        <table:table-column table:style-name="график.A" table:number-columns-repeated="3"/>
        <table:table-column table:style-name="график.D"/>
        <table:table-row>
          <table:table-cell table:style-name="график.A1" office:value-type="string">
            <text:p text:style-name="P10">Дата</text:p>
          </table:table-cell>
          <table:table-cell table:style-name="график.A1" office:value-type="string">
            <text:p text:style-name="P8">Сумма долга</text:p>
          </table:table-cell>
          <table:table-cell table:style-name="график.A1" office:value-type="string">
            <text:p text:style-name="P8">Процент</text:p>
          </table:table-cell>
          <table:table-cell table:style-name="график.D1" office:value-type="string">
            <text:p text:style-name="P8">Сумма платежа</text:p>
          </table:table-cell>
        </table:table-row>
        <table:table-row>
          <table:table-cell table:style-name="график.A2" table:number-columns-spanned="2" office:value-type="string">
            <text:p text:style-name="P9">Итого<text:span text:style-name="T7">:</text:span></text:p>
          </table:table-cell>
          <table:covered-table-cell/>
          <table:table-cell table:style-name="график.A2" office:value-type="string">
            <text:p text:style-name="P9"><text:user-field-get text:name="proc_sum">proc_sum</text:user-field-get></text:p>
          </table:table-cell>
          <table:table-cell table:style-name="график.D2" office:value-type="string">
            <text:p text:style-name="P9"><text:user-field-get text:name="pl_sum">pl_sum</text:user-field-get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2">Займодавец:</text:p>
      <text:p text:style-name="P1">___________________/________________/</text:p>
      <text:p text:style-name="P1"/>
      <text:p text:style-name="P2"/>
      <text:p text:style-name="P2"/>
      <text:p text:style-name="P2">Заемщик<text:user-field-get text:name="zChis">zChis</text:user-field-get>:</text:p>
      <text:p text:style-name="P1">___________________/________________/</text:p>
      <text:p text:style-name="P1"/>
      <text:p text:style-name="P1"><text:user-field-get text:name="dop_podp">dop_podp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ok" style:font-family-generic="swiss" style:font-pitch="variable"/>
    <style:font-face style:name="DejaVu Sans" svg:font-family="'DejaVu Sans'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 PL ShanHeiSun Uni" svg:font-family="'AR PL ShanHeiSun Uni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hanHeiSun Un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ShanHeiSun Un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Liberation Serif" fo:font-size="14pt" fo:font-weight="bold" style:font-name-asian="AR PL ShanHeiSun Uni" style:font-size-asian="14pt" style:font-weight-asian="bold" style:font-name-complex="Lohit Hindi" style:font-size-complex="14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99cm" fo:margin-bottom="0cm" fo:text-align="center" style:justify-single-word="false" fo:text-indent="0cm" style:auto-text-indent="false"/>
      <style:text-properties style:font-name="DejaVu Sans" fo:font-size="14pt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style:font-name="DejaVu Sans1" fo:font-size="10pt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Символ_20_нумерации2" style:display-name="Символ нумерации2" style:family="text" style:parent-style-name="Numbering_20_Symbols">
      <style:text-properties fo:font-size="10pt" fo:background-color="transparen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Символ_20_нумерации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31T11:30:12</meta:creation-date>
    <dc:date>2013-09-05T22:53:43</dc:date>
    <meta:editing-duration>PT09H26M20S</meta:editing-duration>
    <meta:editing-cycles>108</meta:editing-cycles>
    <meta:generator>OpenOffice.org/3.1$Solaris_x86 OpenOffice.org_project/310m11$Build-9399$CWS-ooo31osol</meta:generator>
    <meta:print-date>2013-02-02T12:32:39</meta:print-date>
    <meta:document-statistic meta:table-count="2" meta:image-count="0" meta:object-count="0" meta:page-count="2" meta:paragraph-count="46" meta:word-count="474" meta:character-count="3774"/>
  </office:meta>
</office:document-meta>
</file>